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2eea"/>
    </style:style>
    <style:style style:name="P2" style:family="paragraph" style:parent-style-name="Preformatted_20_Text">
      <style:text-properties officeooo:rsid="001a2eea" officeooo:paragraph-rsid="001a2eea"/>
    </style:style>
    <style:style style:name="T1" style:family="text">
      <style:text-properties officeooo:rsid="001a2e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2eea" style:font-weight-asian="bold" style:font-weight-complex="bold"/>
    </style:style>
    <style:style style:name="T4" style:family="text">
      <style:text-properties fo:font-size="14.1000003814697pt"/>
    </style:style>
    <style:style style:name="T5" style:family="text">
      <style:text-properties fo:font-size="14.1000003814697pt" officeooo:rsid="001b5b4d"/>
    </style:style>
    <style:style style:name="T6" style:family="text">
      <style:text-properties fo:font-size="14.1000003814697pt" fo:font-weight="bold" style:font-weight-asian="bold" style:font-weight-complex="bold"/>
    </style:style>
    <style:style style:name="T7" style:family="text">
      <style:text-properties officeooo:rsid="001b5b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Genes de → </text:span><text:span text:style-name="T2">regulation of hematopoietic progenitor cell differentiation (ID: GO:1901532) from </text:span><text:a xlink:type="simple" xlink:href="http://www.geneontology.org/" office:target-frame-name="_blank" xlink:show="new" text:style-name="Internet_20_link" text:visited-style-name="Visited_20_Internet_20_Link"><text:span text:style-name="T2">GO Biological Process </text:span></text:a></text:h>
      <text:p text:style-name="Preformatted_20_Text"/>
      <text:p text:style-name="P2"><text:span text:style-name="T2">PSMB10</text:span> → forma parte del inmunoproteasoma, encargado de digerir los péptidos antigénicos para que puedan ser presentados posteriormente por MHC-I. </text:p>
      <text:p text:style-name="P2"/>
      <text:h text:style-name="Heading_20_3" text:outline-level="3">ribosomal subunit (ID: GO:0044391) from <text:a xlink:type="simple" xlink:href="http://www.geneontology.org/" office:target-frame-name="_blank" xlink:show="new" text:style-name="Internet_20_link" text:visited-style-name="Visited_20_Internet_20_Link">GO Cellular Component </text:a></text:h>
      <text:p text:style-name="P1"><text:span text:style-name="T3">EIF2A</text:span><text:span text:style-name="T1"> → </text:span><text:span text:style-name="T2">This gene encodes a eukaryotic translation initiation factor</text:span> that catalyzes the formation of puromycin-sensitive 80 S preinitiation complexes and the poly(U)-directed synthesis of polyphenylalanine at low concentrations of Mg2+. This gene should not be confused with eIF2-alpha (EIF2S1, Gene ID: 1965), the alpha subunit of the eIF2 translation initiation complex. Although both of these proteins function in binding initiator tRNA to the 40 S ribosomal subunit, the encoded protein does so in a codon-dependent manner, whereas eIF2 complex requires GTP. </text:p>
      <text:p text:style-name="P1">SERP1 (Stress Associated Endoplasmic Reticulum Protein 1) is a Protein Coding gene. Among its related pathways are <text:a xlink:type="simple" xlink:href="http://pathcards.genecards.org/card/unfolded_protein_response_(upr)" office:target-frame-name="_blank" xlink:show="new" text:style-name="Internet_20_link" text:visited-style-name="Visited_20_Internet_20_Link">Unfolded Protein Response (UPR)</text:a> and <text:a xlink:type="simple" xlink:href="http://pathcards.genecards.org/card/metabolism_of_proteins" office:target-frame-name="_blank" xlink:show="new" text:style-name="Internet_20_link" text:visited-style-name="Visited_20_Internet_20_Link">Metabolism of proteins</text:a>.</text:p>
      <text:p text:style-name="P1"/>
      <text:h text:style-name="Heading_20_3" text:outline-level="3">DNA packaging complex (ID: GO:0044815) from <text:a xlink:type="simple" xlink:href="http://www.geneontology.org/" office:target-frame-name="_blank" xlink:show="new" text:style-name="Internet_20_link" text:visited-style-name="Visited_20_Internet_20_Link">GO Cellular Component </text:a></text:h>
      <text:p text:style-name="Text_20_body"><text:span text:style-name="T6">KAT6B </text:span><text:span text:style-name="T4">→</text:span><text:span text:style-name="T5"> </text:span>The protein encoded by this gene is a histone acetyltransferase and component of the MOZ/MORF protein complex. In addition to its acetyltransferase activity, the encoded protein has transcriptional activation activity in its N-terminal end and transcriptional repression activity in its C-terminal end. This protein is necessary for RUNX2-dependent transcriptional activation and could be involved in brain development. Mutations have been found in patients with genitopatellar syndrome. A translocation of this gene and the CREBBP gene results in acute myeloid leukemia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21:28:52.233998186</dc:date>
    <meta:editing-duration>PT16M5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41" meta:character-count="1706" meta:non-whitespace-character-count="1467"/>
  </office:meta>
</office:document-meta>
</file>